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2.5575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2.6854in"/>
    </style:style>
    <style:style style:name="co7" style:family="table-column">
      <style:table-column-properties fo:break-before="auto" style:column-width="1.948in"/>
    </style:style>
    <style:style style:name="co8" style:family="table-column">
      <style:table-column-properties fo:break-before="auto" style:column-width="1.3654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ff66" fo:wrap-option="wrap" fo:border="0.0008in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66ff99" fo:wrap-option="wrap" fo:border="0.0008in solid #000000"/>
    </style:style>
    <style:style style:name="ce4" style:family="table-cell" style:parent-style-name="Default">
      <style:table-cell-properties fo:wrap-option="wrap"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37">
      <style:table-cell-properties fo:wrap-option="wrap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4" office:value-type="string">
            <text:p>API testing for Post Method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1" office:value-type="string">
            <text:p>Module Name</text:p>
          </table:table-cell>
          <table:table-cell table:style-name="ce4" office:value-type="string">
            <text:p>Auth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Created by</text:p>
          </table:table-cell>
          <table:table-cell table:style-name="ce4" office:value-type="string">
            <text:p>Vinay Reyyi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Created Date</text:p>
          </table:table-cell>
          <table:table-cell table:style-name="ce6" office:value-type="date" office:date-value="2022-09-12">
            <text:p>09/12/22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Reviewed By</text:p>
          </table:table-cell>
          <table:table-cell table:style-name="ce4" office:value-type="string">
            <text:p>Mandar Sir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1" office:value-type="string">
            <text:p>Reviewed Date</text:p>
          </table:table-cell>
          <table:table-cell table:style-name="ce4"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3" table:number-rows-repeated="2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4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5">
          <table:table-cell table:style-name="ce3" office:value-type="string">
            <text:p>Test Scenario ID</text:p>
          </table:table-cell>
          <table:table-cell table:style-name="ce3" office:value-type="string">
            <text:p>Test Scenario Description</text:p>
          </table:table-cell>
          <table:table-cell table:style-name="ce3" office:value-type="string">
            <text:p>Test Case ID</text:p>
          </table:table-cell>
          <table:table-cell table:style-name="ce3" office:value-type="string">
            <text:p>Test Case Description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Test Data</text:p>
          </table:table-cell>
          <table:table-cell table:style-name="ce3" office:value-type="string">
            <text:p>Post Condtion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 (if any)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API_Auth_1</text:p>
          </table:table-cell>
          <table:table-cell table:style-name="ce4" office:value-type="string">
            <text:p>Verifying the functionality of Auth module using post method </text:p>
          </table:table-cell>
          <table:table-cell table:style-name="ce4" office:value-type="string">
            <text:p>TC_AUTH_UL_1</text:p>
          </table:table-cell>
          <table:table-cell table:style-name="ce4" office:value-type="string">
            <text:p>Verifying the functionality of User login in Auth module for valid credentails</text:p>
          </table:table-cell>
          <table:table-cell table:style-name="ce4" office:value-type="string">
            <text:p>1.Click on module named Auth</text:p>
            <text:p>2.Click on sub module :user login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 office:value-type="string">
            <text:p><text:s/>"username":"kumarkharare@gmail.com",</text:p>
            <text:p><text:s/>"password":"123456"</text:p>
          </table:table-cell>
          <table:table-cell table:style-name="ce4" office:value-type="string">
            <text:p>{</text:p>
            <text:p><text:s text:c="4"/>"success": true,</text:p>
            <text:p><text:s text:c="4"/>"payload": {</text:p>
            <text:p><text:s text:c="8"/>"id": 12,</text:p>
            <text:p><text:s text:c="8"/>"firstname": "Kumar",</text:p>
            <text:p><text:s text:c="8"/>"lastname": "Kharare",</text:p>
            <text:p><text:s text:c="8"/>"username": "Kumar59",</text:p>
            <text:p><text:s text:c="8"/>"email": "kumarkharare@gmail.com",</text:p>
            <text:p><text:s text:c="8"/>"country_code": "IN",</text:p>
            <text:p><text:s text:c="8"/>"mobile": "919420820223",</text:p>
            <text:p><text:s text:c="8"/>"ref_by": 0,</text:p>
            <text:p><text:s text:c="8"/>"balance": "100808",</text:p>
            <text:p><text:s text:c="8"/>"arcadia_coins": "352",</text:p>
            <text:p><text:s text:c="8"/>"image": "62c65b37ab4031657166647.jpg",</text:p>
            <text:p><text:s text:c="8"/>"status": 1,</text:p>
            <text:p><text:s text:c="8"/>"ev": 1,</text:p>
            <text:p><text:s text:c="8"/>"sv": 1,</text:p>
            <text:p><text:s text:c="8"/>"ver_code": null,</text:p>
            <text:p><text:s text:c="8"/>"ver_code_send_at": null,</text:p>
            <text:p><text:s text:c="8"/>"ts": 0,</text:p>
            <text:p><text:s text:c="8"/>"tv": 1,</text:p>
            <text:p><text:s text:c="8"/>"tsc": null,</text:p>
            <text:p><text:s text:c="8"/>"email_status": 1,</text:p>
            <text:p><text:s text:c="8"/>"created_at": "2022-06-16T05:11:42.000000Z",</text:p>
            <text:p><text:s text:c="8"/>"updated_at": "2022-09-15T12:13:10.000000Z",</text:p>
            <text:p><text:s text:c="8"/>"access_token": "1832|m5kNLPpqjWyjigEfFE1wEeClpvIHRXGLJ92s5iqa",</text:p>
            <text:p><text:s text:c="8"/>"token_type": "Bearer",</text:p>
            <text:p><text:s text:c="8"/>"address_data": "Pune",</text:p>
            <text:p><text:s text:c="8"/>"address_state": "Maharashtra",</text:p>
            <text:p><text:s text:c="8"/>"address_zip": "415509",</text:p>
            <text:p><text:s text:c="8"/>"address_country": "India",</text:p>
            <text:p><text:s text:c="8"/>"address_city": "kharadi"</text:p>
            <text:p><text:s text:c="4"/>}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table:style-name="ce4" office:value-type="string">
            <text:p><text:s/>"success": true</text:p>
            <text:p><text:s/>"code": 0</text:p>
            <text:p><text:s/>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6">
          <table:table-cell table:style-name="ce4" office:value-type="string">
            <text:p>API_Auth_1</text:p>
          </table:table-cell>
          <table:table-cell table:style-name="ce4" office:value-type="string">
            <text:p>Verifying the functionality of Auth module using post method </text:p>
          </table:table-cell>
          <table:table-cell table:style-name="ce4" office:value-type="string">
            <text:p>TC_AUTH_UL_2</text:p>
          </table:table-cell>
          <table:table-cell table:style-name="ce4" office:value-type="string">
            <text:p>Verifying the functionality of User login in Auth module for invalid credentails</text:p>
          </table:table-cell>
          <table:table-cell table:style-name="ce4" office:value-type="string">
            <text:p>1.Click on module named Auth</text:p>
            <text:p>2.Click on sub module :user login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 office:value-type="string">
            <text:p><text:s/>"username":"kumar@gmail.com",</text:p>
            <text:p><text:s/>"password":"1234"</text:p>
          </table:table-cell>
          <table:table-cell table:style-name="ce4"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table:style-name="ce4" office:value-type="string">
            <text:p>"success": false,</text:p>
            <text:p><text:s/>"code": 200,</text:p>
            <text:p><text:s/>"message": "Unauthorized user"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6">
          <table:table-cell table:style-name="ce4" office:value-type="string">
            <text:p>API_Auth_1</text:p>
          </table:table-cell>
          <table:table-cell table:style-name="ce4" office:value-type="string">
            <text:p>Verifying the functionality of Auth module using post method </text:p>
          </table:table-cell>
          <table:table-cell table:style-name="ce4" office:value-type="string">
            <text:p>TC_AUTH_UL_3</text:p>
          </table:table-cell>
          <table:table-cell table:style-name="ce4" office:value-type="string">
            <text:p>Verifying the functionality of User login in Auth module for blank credentials</text:p>
          </table:table-cell>
          <table:table-cell table:style-name="ce4" office:value-type="string">
            <text:p>1.Click on module named Auth</text:p>
            <text:p>2.Click on sub module :user login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 office:value-type="string">
            <text:p><text:s/>"username":"",</text:p>
            <text:p><text:s/>"password":""</text:p>
          </table:table-cell>
          <table:table-cell table:style-name="ce4"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404,</text:p>
            <text:p><text:s text:c="8"/>"message": [</text:p>
            <text:p><text:s text:c="12"/>"The username field is required.",</text:p>
            <text:p><text:s text:c="12"/>"The password field is required."</text:p>
            <text:p><text:s text:c="8"/>]</text:p>
            <text:p><text:s text:c="4"/>}</text:p>
            <text:p>}</text:p>
          </table:table-cell>
          <table:table-cell table:style-name="ce4" office:value-type="string">
            <text:p><text:s/>"success": false,</text:p>
            <text:p><text:s/>"code": 404,</text:p>
            <text:p/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6">
          <table:table-cell table:style-name="ce4" office:value-type="string">
            <text:p>API_Auth_1</text:p>
          </table:table-cell>
          <table:table-cell table:style-name="ce4" office:value-type="string">
            <text:p>Verifying the functionality of Auth module using post method </text:p>
          </table:table-cell>
          <table:table-cell table:style-name="ce4" office:value-type="string">
            <text:p>TC_AUTH_UL_4</text:p>
          </table:table-cell>
          <table:table-cell table:style-name="ce4" office:value-type="string">
            <text:p>Verifying the functionality of User login in Auth module for valid username and invalid password as credentials</text:p>
          </table:table-cell>
          <table:table-cell table:style-name="ce4" office:value-type="string">
            <text:p>1.Click on module named Auth</text:p>
            <text:p>2.Click on sub module :user login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 office:value-type="string">
            <text:p><text:s/>"username":"kumarkharare@gmail.com",</text:p>
            <text:p><text:s/>"password":" 1234jhjg "</text:p>
          </table:table-cell>
          <table:table-cell table:style-name="ce4"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table:style-name="ce4" office:value-type="string">
            <text:p><text:s/>"success": false,</text:p>
            <text:p><text:s/>"code": 200,</text:p>
            <text:p><text:s/>"message": "Unauthorized user"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6">
          <table:table-cell table:style-name="ce4" office:value-type="string">
            <text:p>API_Auth_1</text:p>
          </table:table-cell>
          <table:table-cell table:style-name="ce4" office:value-type="string">
            <text:p>Verifying the functionality of Auth module using post method </text:p>
          </table:table-cell>
          <table:table-cell table:style-name="ce4" office:value-type="string">
            <text:p>TC_AUTH_UL_5</text:p>
          </table:table-cell>
          <table:table-cell table:style-name="ce4" office:value-type="string">
            <text:p>Verifying the functionality of User login in Auth module for invalid username and valid password as credentials</text:p>
          </table:table-cell>
          <table:table-cell table:style-name="ce4" office:value-type="string">
            <text:p>1.Click on module named Auth</text:p>
            <text:p>2.Click on sub module :user login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 office:value-type="string">
            <text:p><text:s/>"username":"kumare@gmail.com",</text:p>
            <text:p><text:s/>"password":" 123456 "</text:p>
          </table:table-cell>
          <table:table-cell table:style-name="ce4" office:value-type="string">
            <text:p>{</text:p>
            <text:p><text:s text:c="4"/>"success": false,</text:p>
            <text:p><text:s text:c="4"/>"payload": {},</text:p>
            <text:p><text:s text:c="4"/>"error": {</text:p>
            <text:p><text:s text:c="8"/>"code": 200,</text:p>
            <text:p><text:s text:c="8"/>"message": "Unauthorized user"</text:p>
            <text:p><text:s text:c="4"/>}</text:p>
            <text:p>}</text:p>
          </table:table-cell>
          <table:table-cell table:style-name="ce4" office:value-type="string">
            <text:p><text:s/>"success": false,</text:p>
            <text:p><text:s/>"code": 200,</text:p>
            <text:p><text:s/>"message": "Unauthorized user"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6" table:number-rows-repeated="106">
          <table:table-cell table:style-name="ce4" table:number-columns-repeated="12"/>
          <table:table-cell table:style-name="ce2" table:number-columns-repeated="1012"/>
        </table:table-row>
        <table:table-row table:style-name="ro6" table:number-rows-repeated="6"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8"/>
          <table:table-cell table:number-columns-repeated="1012"/>
        </table:table-row>
        <table:table-row table:style-name="ro6" table:number-rows-repeated="1048443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6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 Reyyi</meta:initial-creator>
    <meta:creation-date>2022-12-09T16:54:17.84</meta:creation-date>
    <dc:date>2022-12-09T16:58:26.04</dc:date>
    <dc:creator>Vinay Reyyi</dc:creator>
    <meta:editing-duration>PT4M8S</meta:editing-duration>
    <meta:editing-cycles>1</meta:editing-cycles>
    <meta:document-statistic meta:table-count="3" meta:cell-count="68" meta:object-count="0"/>
    <meta:generator>OpenOffice/4.1.11$Win32 OpenOffice.org_project/4111m1$Build-9808</meta:generator>
  </office:meta>
</office:document-meta>
</file>